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table:number-columns-repeated="2"/>
          <table:table-cell table:content-validation-name="val2" office:value-type="string">
            <text:p>Yes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24S</meta:editing-duration>
    <meta:editing-cycles>6</meta:editing-cycles>
    <meta:initial-creator>user user</meta:initial-creator>
    <dc:date>2020-10-29T13:46:02.31</dc:date>
    <dc:creator>Sachin Patel</dc:creator>
    <meta:document-statistic meta:table-count="2" meta:cell-count="11" meta:object-count="0"/>
  </office:meta>
</office:document-meta>
</file>